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2484.375" office:value-type="float"/>
          <table:table-cell table:style-name="acquired_lot_note_fiat" office:value="50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479.3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5.00000000 of 8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7490.625" office:value-type="float"/>
          <table:table-cell table:style-name="acquired_lot_note_fiat" office:value="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0.6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3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00000000 of 8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6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21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6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6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9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1500.0" office:value-type="float"/>
          <table:table-cell table:style-name="acquired_lot_note_fiat" office:value="27027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73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9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9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9975.0" office:value-type="float"/>
          <table:table-cell table:style-name="acquired_lot_note_fiat" office:value="3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202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8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8.00000000 of 8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25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3: 1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00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4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5000.0" office:value-type="float"/>
          <table:table-cell table:style-name="acquired_lot_note_fiat" office:value="2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0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10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10.00000000 of 15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17500.0" office:value-type="float"/>
          <table:table-cell table:style-name="acquired_lot_note_fiat" office:value="1501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48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5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5.00000000 of 15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42900.0" office:value-type="float"/>
          <table:table-cell table:style-name="acquired_lot_note_fiat" office:value="48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: 3.0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00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500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9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2: 5.0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250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752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3: 5.00000000 of 10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8400.0" office:value-type="float"/>
          <table:table-cell table:style-name="acquired_lot_note_fiat" office:value="24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2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36000.0" office:value-type="float"/>
          <table:table-cell table:style-name="acquired_lot_note_fiat" office:value="3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8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8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11000.0" office:value-type="float"/>
          <table:table-cell table:style-name="acquired_lot_note_fiat" office:value="8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2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49500.0" office:value-type="float"/>
          <table:table-cell table:style-name="acquired_lot_note_fiat" office:value="4504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5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9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9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2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48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5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5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4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3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51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3: 3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3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0.0" office:value-type="float"/>
          <table:table-cell table:style-name="acquired_lot_note_fiat" office:value="100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99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1/1: 10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10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.0" office:value-type="float"/>
          <table:table-cell table:style-name="acquired_lot_note_fiat" office:value="50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95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3/3: 1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1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36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4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2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2.677847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